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width="true" fo:min-height="0.952cm" fo:min-width="9.296cm"/>
    </style:style>
    <style:style style:name="gr2" style:family="graphic" style:parent-style-name="standard">
      <style:graphic-properties draw:stroke="none" draw:fill="none" draw:fill-color="#ffffff" draw:auto-grow-width="true" fo:min-height="0.713cm" fo:min-width="1.11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draw:fill="none" draw:fill-color="#ffffff" draw:auto-grow-width="true" fo:min-height="0.952cm" fo:min-width="3.0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86cm"/>
    </style:style>
    <style:style style:name="gr7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left" draw:auto-grow-height="true" draw:auto-grow-width="true" fo:min-height="0.39cm" fo:min-width="0.81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color="#000000" draw:fill="none" draw:textarea-vertical-align="middle"/>
    </style:style>
    <style:style style:name="gr34" style:family="graphic" style:parent-style-name="standard">
      <style:graphic-properties draw:stroke="none" draw:fill-color="#ffffff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6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none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left" draw:auto-grow-height="true" draw:auto-grow-width="true" fo:min-height="0.39cm" fo:min-width="0.819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text-properties fo:color="#336699"/>
    </style:style>
    <style:style style:name="P2" style:family="paragraph">
      <style:paragraph-properties fo:text-align="center"/>
    </style:style>
    <style:style style:name="P3" style:family="paragraph">
      <style:text-properties fo:color="#336699" fo:font-size="14pt" style:font-size-asian="14pt" style:font-size-complex="14pt"/>
    </style:style>
    <style:style style:name="P4" style:family="paragraph">
      <style:text-properties fo:color="#336699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size="7pt" style:font-size-asian="7pt" style:font-size-complex="7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text-properties fo:color="#336699" fo:font-size="11pt" style:font-size-asian="11pt" style:font-size-complex="11pt"/>
    </style:style>
    <style:style style:name="P15" style:family="paragraph">
      <style:paragraph-properties fo:text-align="center"/>
      <style:text-properties fo:color="#336699" fo:font-size="12pt" style:font-size-asian="12pt" style:font-size-complex="12pt"/>
    </style:style>
    <style:style style:name="T1" style:family="text">
      <style:text-properties fo:color="#336699"/>
    </style:style>
    <style:style style:name="T2" style:family="text">
      <style:text-properties fo:color="#336699" fo:font-size="14pt" style:font-size-asian="14pt" style:font-size-complex="14pt"/>
    </style:style>
    <style:style style:name="T3" style:family="text">
      <style:text-properties fo:color="#336699"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color="#3366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9.796cm" svg:height="1.202cm" svg:x="5.743cm" svg:y="27.791cm">
          <draw:text-box>
            <text:p><text:span text:style-name="T1"><text:author-name text:fixed="false">Luis David Gonzalez Salvá</text:author-name></text:span></text:p>
          </draw:text-box>
        </draw:frame>
        <draw:frame draw:style-name="gr2" draw:text-style-name="P1" draw:layer="layout" svg:width="3.393cm" svg:height="0.963cm" svg:x="17.354cm" svg:y="27.743cm">
          <draw:text-box>
            <text:p text:style-name="P1"><text:span text:style-name="T1"><text:page-number>1</text:page-number></text:span></text:p>
          </draw:text-box>
        </draw:frame>
        <draw:line draw:style-name="gr3" draw:text-style-name="P2" draw:layer="layout" svg:x1="0.993cm" svg:y1="27.743cm" svg:x2="19.993cm" svg:y2="27.743cm">
          <text:p/>
        </draw:line>
        <draw:rect draw:style-name="gr4" draw:text-style-name="P2" draw:layer="layout" svg:width="19cm" svg:height="27.7cm" svg:x="0.993cm" svg:y="0.993cm">
          <text:p/>
        </draw:rect>
        <draw:line draw:style-name="gr3" draw:text-style-name="P2" draw:layer="layout" svg:x1="14.493cm" svg:y1="27.743cm" svg:x2="14.493cm" svg:y2="28.693cm">
          <text:p/>
        </draw:line>
        <draw:line draw:style-name="gr3" draw:text-style-name="P2" draw:layer="layout" svg:x1="5.243cm" svg:y1="27.743cm" svg:x2="5.243cm" svg:y2="28.693cm">
          <text:p/>
        </draw:line>
        <draw:line draw:style-name="gr3" draw:text-style-name="P2" draw:layer="layout" svg:x1="0.993cm" svg:y1="1.743cm" svg:x2="19.993cm" svg:y2="1.743cm">
          <text:p/>
        </draw:line>
        <draw:frame draw:style-name="gr5" draw:text-style-name="P3" draw:layer="layout" svg:width="3.524cm" svg:height="1.202cm" svg:x="8.719cm" svg:y="1.041cm">
          <draw:text-box>
            <text:p text:style-name="P1"><text:span text:style-name="T2">Ejercicio 2</text:span></text:p>
          </draw:text-box>
        </draw:frame>
        <draw:frame draw:style-name="gr6" draw:text-style-name="P4" draw:layer="layout" svg:width="7.36cm" svg:height="0.725cm" svg:x="12.393cm" svg:y="0.993cm">
          <draw:text-box>
            <text:p text:style-name="P1"><text:span text:style-name="T3">Open Office Draw – SFC-GRAFCET</text:span></text:p>
          </draw:text-box>
        </draw:frame>
        <draw:line draw:style-name="gr3" draw:text-style-name="P2" draw:layer="layout" svg:x1="12.043cm" svg:y1="0.993cm" svg:x2="12.043cm" svg:y2="1.743cm">
          <text:p/>
        </draw:line>
        <draw:g>
          <draw:glue-point draw:id="4" svg:x="-2.666cm" svg:y="5.002cm"/>
          <draw:g>
            <draw:glue-point draw:id="4" svg:x="0cm" svg:y="5.002cm"/>
            <draw:line draw:style-name="gr7" draw:text-style-name="P5" draw:layer="layout" svg:x1="3.797cm" svg:y1="5.492cm" svg:x2="3.797cm" svg:y2="6.242cm">
              <text:p/>
            </draw:line>
            <draw:line draw:style-name="gr8" draw:text-style-name="P5" draw:layer="layout" svg:x1="3.578cm" svg:y1="5.866cm" svg:x2="4.017cm" svg:y2="5.866cm">
              <text:p/>
            </draw:line>
            <draw:g>
              <draw:rect draw:style-name="gr9" draw:text-style-name="P5" draw:layer="layout" svg:width="0.878cm" svg:height="0.75cm" svg:x="3.359cm" svg:y="4.743cm">
                <text:p/>
              </draw:rect>
              <draw:rect draw:style-name="gr10" draw:text-style-name="P7" draw:layer="layout" svg:width="0.706cm" svg:height="0.623cm" svg:x="3.445cm" svg:y="4.807cm">
                <text:p text:style-name="P6"><text:span text:style-name="T4">0</text:span></text:p>
              </draw:rect>
            </draw:g>
          </draw:g>
          <draw:frame draw:style-name="gr11" draw:text-style-name="P9" draw:layer="layout" svg:width="1.319cm" svg:height="0.64cm" svg:x="4.018cm" svg:y="5.623cm">
            <draw:text-box>
              <text:p text:style-name="P8"><text:span text:style-name="T5">Inicio</text:span></text:p>
            </draw:text-box>
          </draw:frame>
        </draw:g>
        <draw:rect draw:style-name="gr12" draw:text-style-name="P10" draw:layer="layout" svg:width="1.169cm" svg:height="0.938cm" svg:x="3.193cm" svg:y="6.224cm">
          <text:p text:style-name="P6"><text:span text:style-name="T6">Estado</text:span></text:p>
          <text:p text:style-name="P6"><text:span text:style-name="T6">A</text:span></text:p>
        </draw:rect>
        <draw:g>
          <draw:line draw:style-name="gr13" draw:text-style-name="P5" draw:layer="layout" svg:x1="3.76cm" svg:y1="7.162cm" svg:x2="3.76cm" svg:y2="8.1cm">
            <text:p/>
          </draw:line>
          <draw:line draw:style-name="gr14" draw:text-style-name="P5" draw:layer="layout" svg:x1="3.544cm" svg:y1="7.631cm" svg:x2="3.977cm" svg:y2="7.631cm">
            <text:p/>
          </draw:line>
          <draw:frame draw:style-name="gr15" draw:text-style-name="P9" draw:layer="layout" svg:width="1.209cm" svg:height="0.64cm" svg:x="3.977cm" svg:y="7.311cm">
            <draw:text-box>
              <text:p text:style-name="P8"><text:span text:style-name="T5">L1</text:span></text:p>
            </draw:text-box>
          </draw:frame>
        </draw:g>
        <draw:g>
          <draw:line draw:style-name="gr16" draw:text-style-name="P5" draw:layer="layout" svg:x1="4.406cm" svg:y1="6.74cm" svg:x2="4.784cm" svg:y2="6.74cm">
            <text:p/>
          </draw:line>
          <draw:g>
            <draw:rect draw:style-name="gr17" draw:text-style-name="P10" draw:layer="layout" svg:width="1.135cm" svg:height="0.939cm" svg:x="6.108cm" svg:y="6.28cm">
              <text:p text:style-name="P6"><text:span text:style-name="T6">C2</text:span></text:p>
            </draw:rect>
            <draw:rect draw:style-name="gr18" draw:text-style-name="P10" draw:layer="layout" svg:width="1.315cm" svg:height="0.938cm" svg:x="4.793cm" svg:y="6.271cm">
              <text:p text:style-name="P6"><text:span text:style-name="T6">C1</text:span></text:p>
            </draw:rect>
          </draw:g>
        </draw:g>
        <draw:rect draw:style-name="gr19" draw:text-style-name="P10" draw:layer="layout" svg:width="1.169cm" svg:height="0.939cm" svg:x="3.193cm" svg:y="8.118cm">
          <text:p text:style-name="P6"><text:span text:style-name="T6">Estado</text:span></text:p>
          <text:p text:style-name="P6"><text:span text:style-name="T6">B</text:span></text:p>
        </draw:rect>
        <draw:g>
          <draw:line draw:style-name="gr20" draw:text-style-name="P5" draw:layer="layout" svg:x1="3.76cm" svg:y1="9.057cm" svg:x2="3.76cm" svg:y2="9.995cm">
            <text:p/>
          </draw:line>
          <draw:line draw:style-name="gr21" draw:text-style-name="P5" draw:layer="layout" svg:x1="3.544cm" svg:y1="9.526cm" svg:x2="3.977cm" svg:y2="9.526cm">
            <text:p/>
          </draw:line>
          <draw:frame draw:style-name="gr22" draw:text-style-name="P9" draw:layer="layout" svg:width="1.209cm" svg:height="0.64cm" svg:x="3.977cm" svg:y="9.205cm">
            <draw:text-box>
              <text:p text:style-name="P8"><text:span text:style-name="T5">L2</text:span></text:p>
            </draw:text-box>
          </draw:frame>
        </draw:g>
        <draw:g>
          <draw:line draw:style-name="gr23" draw:text-style-name="P5" draw:layer="layout" svg:x1="4.406cm" svg:y1="8.635cm" svg:x2="4.784cm" svg:y2="8.635cm">
            <text:p/>
          </draw:line>
        </draw:g>
        <draw:rect draw:style-name="gr24" draw:text-style-name="P10" draw:layer="layout" svg:width="1.255cm" svg:height="0.948cm" svg:x="4.811cm" svg:y="8.165cm">
          <text:p text:style-name="P6"><text:span text:style-name="T6">C2</text:span></text:p>
        </draw:rect>
        <draw:rect draw:style-name="gr25" draw:text-style-name="P10" draw:layer="layout" svg:width="1.169cm" svg:height="0.938cm" svg:x="3.193cm" svg:y="9.972cm">
          <text:p text:style-name="P6"><text:span text:style-name="T6">Estado</text:span></text:p>
          <text:p text:style-name="P6"><text:span text:style-name="T6">C</text:span></text:p>
        </draw:rect>
        <draw:g>
          <draw:line draw:style-name="gr26" draw:text-style-name="P5" draw:layer="layout" svg:x1="3.76cm" svg:y1="10.91cm" svg:x2="3.76cm" svg:y2="11.848cm">
            <text:p/>
          </draw:line>
          <draw:line draw:style-name="gr27" draw:text-style-name="P5" draw:layer="layout" svg:x1="3.544cm" svg:y1="11.379cm" svg:x2="3.977cm" svg:y2="11.379cm">
            <text:p/>
          </draw:line>
          <draw:frame draw:style-name="gr28" draw:text-style-name="P9" draw:layer="layout" svg:width="1.209cm" svg:height="0.64cm" svg:x="3.977cm" svg:y="11.058cm">
            <draw:text-box>
              <text:p text:style-name="P8"><text:span text:style-name="T5">R</text:span></text:p>
            </draw:text-box>
          </draw:frame>
        </draw:g>
        <draw:g>
          <draw:line draw:style-name="gr29" draw:text-style-name="P5" draw:layer="layout" svg:x1="3.79cm" svg:y1="12.75cm" svg:x2="3.79cm" svg:y2="13.75cm">
            <text:p/>
          </draw:line>
          <draw:line draw:style-name="gr30" draw:text-style-name="P5" draw:layer="layout" svg:x1="3.54cm" svg:y1="13.25cm" svg:x2="4.04cm" svg:y2="13.25cm">
            <text:p/>
          </draw:line>
          <draw:frame draw:style-name="gr31" draw:text-style-name="P9" draw:layer="layout" svg:width="1.395cm" svg:height="0.64cm" svg:x="4.04cm" svg:y="12.908cm">
            <draw:text-box>
              <text:p text:style-name="P8"><text:span text:style-name="T5">FC1</text:span></text:p>
            </draw:text-box>
          </draw:frame>
        </draw:g>
        <draw:line draw:style-name="gr3" draw:text-style-name="P2" draw:layer="layout" svg:x1="3.793cm" svg:y1="13.793cm" svg:x2="2.643cm" svg:y2="13.793cm">
          <text:p/>
        </draw:line>
        <draw:line draw:style-name="gr3" draw:text-style-name="P2" draw:layer="layout" svg:x1="2.643cm" svg:y1="13.773cm" svg:x2="2.643cm" svg:y2="3.993cm">
          <text:p/>
        </draw:line>
        <draw:line draw:style-name="gr3" draw:text-style-name="P2" draw:layer="layout" svg:x1="2.643cm" svg:y1="3.993cm" svg:x2="3.793cm" svg:y2="3.993cm">
          <text:p/>
        </draw:line>
        <draw:line draw:style-name="gr3" draw:text-style-name="P2" draw:layer="layout" svg:x1="3.743cm" svg:y1="3.993cm" svg:x2="3.743cm" svg:y2="4.743cm">
          <text:p/>
        </draw:line>
        <draw:line draw:style-name="gr32" draw:text-style-name="P2" draw:layer="layout" svg:x1="14.893cm" svg:y1="21.643cm" svg:x2="14.893cm" svg:y2="4.243cm">
          <text:p/>
        </draw:line>
        <draw:line draw:style-name="gr32" draw:text-style-name="P2" draw:layer="layout" svg:x1="19.493cm" svg:y1="21.643cm" svg:x2="19.493cm" svg:y2="4.243cm">
          <text:p/>
        </draw:line>
        <draw:line draw:style-name="gr3" draw:text-style-name="P2" draw:layer="layout" svg:x1="14.939cm" svg:y1="5.239cm" svg:x2="15.488cm" svg:y2="5.239cm">
          <text:p/>
        </draw:line>
        <draw:line draw:style-name="gr3" draw:text-style-name="P2" draw:layer="layout" svg:x1="15.488cm" svg:y1="4.943cm" svg:x2="15.488cm" svg:y2="5.534cm">
          <text:p/>
        </draw:line>
        <draw:line draw:style-name="gr3" draw:text-style-name="P2" draw:layer="layout" svg:x1="15.717cm" svg:y1="4.943cm" svg:x2="15.717cm" svg:y2="5.534cm">
          <text:p/>
        </draw:line>
        <draw:line draw:style-name="gr3" draw:text-style-name="P2" draw:layer="layout" svg:x1="15.716cm" svg:y1="5.239cm" svg:x2="16.665cm" svg:y2="5.239cm">
          <text:p/>
        </draw:line>
        <draw:line draw:style-name="gr3" draw:text-style-name="P2" draw:layer="layout" svg:x1="16.665cm" svg:y1="4.943cm" svg:x2="16.665cm" svg:y2="5.534cm">
          <text:p/>
        </draw:line>
        <draw:line draw:style-name="gr3" draw:text-style-name="P2" draw:layer="layout" svg:x1="16.894cm" svg:y1="4.943cm" svg:x2="16.894cm" svg:y2="5.534cm">
          <text:p/>
        </draw:line>
        <draw:line draw:style-name="gr3" draw:text-style-name="P2" draw:layer="layout" svg:x1="16.895cm" svg:y1="5.239cm" svg:x2="17.945cm" svg:y2="5.239cm">
          <text:p/>
        </draw:line>
        <draw:ellipse draw:style-name="gr33" draw:text-style-name="P2" draw:layer="layout" svg:width="0.85cm" svg:height="0.9cm" svg:x="17.943cm" svg:y="4.793cm">
          <text:p/>
        </draw:ellipse>
        <draw:line draw:style-name="gr3" draw:text-style-name="P2" draw:layer="layout" svg:x1="18.816cm" svg:y1="5.239cm" svg:x2="19.516cm" svg:y2="5.239cm">
          <text:p/>
        </draw:line>
        <draw:rect draw:style-name="gr34" draw:text-style-name="P2" draw:layer="layout" svg:width="0.4cm" svg:height="1.25cm" svg:x="18.173cm" svg:y="4.693cm">
          <text:p/>
        </draw:rect>
        <draw:ellipse draw:style-name="gr33" draw:text-style-name="P2" draw:layer="layout" svg:width="0.85cm" svg:height="0.9cm" svg:x="17.944cm" svg:y="5.693cm">
          <text:p/>
        </draw:ellipse>
        <draw:line draw:style-name="gr3" draw:text-style-name="P2" draw:layer="layout" svg:x1="18.817cm" svg:y1="6.139cm" svg:x2="19.517cm" svg:y2="6.139cm">
          <text:p/>
        </draw:line>
        <draw:rect draw:style-name="gr34" draw:text-style-name="P2" draw:layer="layout" svg:width="0.4cm" svg:height="1.25cm" svg:x="18.174cm" svg:y="5.593cm">
          <text:p/>
        </draw:rect>
        <draw:line draw:style-name="gr3" draw:text-style-name="P2" draw:layer="layout" svg:x1="17.943cm" svg:y1="6.143cm" svg:x2="17.643cm" svg:y2="6.143cm">
          <text:p/>
        </draw:line>
        <draw:line draw:style-name="gr3" draw:text-style-name="P2" draw:layer="layout" svg:x1="17.643cm" svg:y1="5.223cm" svg:x2="17.643cm" svg:y2="6.143cm">
          <text:p/>
        </draw:line>
        <draw:rect draw:style-name="gr34" draw:text-style-name="P2" draw:layer="layout" svg:width="0.4cm" svg:height="1.25cm" svg:x="18.173cm" svg:y="6.494cm">
          <text:p/>
        </draw:rect>
        <draw:frame draw:style-name="gr35" draw:text-style-name="P11" draw:layer="layout" svg:width="0.938cm" svg:height="0.603cm" svg:x="15.155cm" svg:y="5.443cm">
          <draw:text-box>
            <text:p><text:span text:style-name="T7">M0</text:span></text:p>
          </draw:text-box>
        </draw:frame>
        <draw:frame draw:style-name="gr36" draw:text-style-name="P11" draw:layer="layout" svg:width="0.769cm" svg:height="0.603cm" svg:x="16.355cm" svg:y="5.444cm">
          <draw:text-box>
            <text:p><text:span text:style-name="T7">I0</text:span></text:p>
          </draw:text-box>
        </draw:frame>
        <draw:frame draw:style-name="gr37" draw:text-style-name="P12" draw:layer="layout" svg:width="0.98cm" svg:height="0.955cm" svg:x="17.993cm" svg:y="4.843cm">
          <draw:text-box>
            <text:p><text:span text:style-name="T8">Set</text:span></text:p>
            <text:p text:style-name="P2"><text:span text:style-name="T8">M1</text:span></text:p>
          </draw:text-box>
        </draw:frame>
        <draw:frame draw:style-name="gr38" draw:text-style-name="P13" draw:layer="layout" svg:width="1.35cm" svg:height="1.307cm" svg:x="17.793cm" svg:y="5.744cm">
          <draw:text-box>
            <text:p text:style-name="P2"><text:span text:style-name="T8">Reset</text:span></text:p>
            <text:p text:style-name="P2"><text:span text:style-name="T8">M0</text:span></text:p>
          </draw:text-box>
        </draw:frame>
        <draw:line draw:style-name="gr3" draw:text-style-name="P2" draw:layer="layout" svg:x1="14.939cm" svg:y1="7.039cm" svg:x2="15.488cm" svg:y2="7.039cm">
          <text:p/>
        </draw:line>
        <draw:line draw:style-name="gr3" draw:text-style-name="P2" draw:layer="layout" svg:x1="15.488cm" svg:y1="6.743cm" svg:x2="15.488cm" svg:y2="7.334cm">
          <text:p/>
        </draw:line>
        <draw:line draw:style-name="gr3" draw:text-style-name="P2" draw:layer="layout" svg:x1="15.717cm" svg:y1="6.743cm" svg:x2="15.717cm" svg:y2="7.334cm">
          <text:p/>
        </draw:line>
        <draw:line draw:style-name="gr3" draw:text-style-name="P2" draw:layer="layout" svg:x1="15.716cm" svg:y1="7.039cm" svg:x2="16.665cm" svg:y2="7.039cm">
          <text:p/>
        </draw:line>
        <draw:line draw:style-name="gr3" draw:text-style-name="P2" draw:layer="layout" svg:x1="16.665cm" svg:y1="6.743cm" svg:x2="16.665cm" svg:y2="7.334cm">
          <text:p/>
        </draw:line>
        <draw:line draw:style-name="gr3" draw:text-style-name="P2" draw:layer="layout" svg:x1="16.894cm" svg:y1="6.743cm" svg:x2="16.894cm" svg:y2="7.334cm">
          <text:p/>
        </draw:line>
        <draw:line draw:style-name="gr3" draw:text-style-name="P2" draw:layer="layout" svg:x1="16.895cm" svg:y1="7.039cm" svg:x2="17.945cm" svg:y2="7.039cm">
          <text:p/>
        </draw:line>
        <draw:ellipse draw:style-name="gr33" draw:text-style-name="P2" draw:layer="layout" svg:width="0.85cm" svg:height="0.9cm" svg:x="17.943cm" svg:y="6.593cm">
          <text:p/>
        </draw:ellipse>
        <draw:line draw:style-name="gr3" draw:text-style-name="P2" draw:layer="layout" svg:x1="18.816cm" svg:y1="7.039cm" svg:x2="19.516cm" svg:y2="7.039cm">
          <text:p/>
        </draw:line>
        <draw:rect draw:style-name="gr34" draw:text-style-name="P2" draw:layer="layout" svg:width="0.4cm" svg:height="1.25cm" svg:x="18.173cm" svg:y="6.493cm">
          <text:p/>
        </draw:rect>
        <draw:ellipse draw:style-name="gr33" draw:text-style-name="P2" draw:layer="layout" svg:width="0.85cm" svg:height="0.9cm" svg:x="17.944cm" svg:y="7.493cm">
          <text:p/>
        </draw:ellipse>
        <draw:line draw:style-name="gr3" draw:text-style-name="P2" draw:layer="layout" svg:x1="18.817cm" svg:y1="7.939cm" svg:x2="19.517cm" svg:y2="7.939cm">
          <text:p/>
        </draw:line>
        <draw:rect draw:style-name="gr34" draw:text-style-name="P2" draw:layer="layout" svg:width="0.4cm" svg:height="1.25cm" svg:x="18.174cm" svg:y="7.393cm">
          <text:p/>
        </draw:rect>
        <draw:line draw:style-name="gr3" draw:text-style-name="P2" draw:layer="layout" svg:x1="17.943cm" svg:y1="7.943cm" svg:x2="17.643cm" svg:y2="7.943cm">
          <text:p/>
        </draw:line>
        <draw:line draw:style-name="gr3" draw:text-style-name="P2" draw:layer="layout" svg:x1="17.643cm" svg:y1="7.023cm" svg:x2="17.643cm" svg:y2="7.943cm">
          <text:p/>
        </draw:line>
        <draw:frame draw:style-name="gr35" draw:text-style-name="P11" draw:layer="layout" svg:width="0.938cm" svg:height="0.603cm" svg:x="15.155cm" svg:y="7.243cm">
          <draw:text-box>
            <text:p><text:span text:style-name="T7">M1</text:span></text:p>
          </draw:text-box>
        </draw:frame>
        <draw:frame draw:style-name="gr36" draw:text-style-name="P11" draw:layer="layout" svg:width="0.769cm" svg:height="0.603cm" svg:x="16.355cm" svg:y="7.244cm">
          <draw:text-box>
            <text:p><text:span text:style-name="T7">I2</text:span></text:p>
          </draw:text-box>
        </draw:frame>
        <draw:frame draw:style-name="gr37" draw:text-style-name="P12" draw:layer="layout" svg:width="0.98cm" svg:height="0.955cm" svg:x="17.993cm" svg:y="6.643cm">
          <draw:text-box>
            <text:p><text:span text:style-name="T8">Set</text:span></text:p>
            <text:p text:style-name="P2"><text:span text:style-name="T8">M2</text:span></text:p>
          </draw:text-box>
        </draw:frame>
        <draw:frame draw:style-name="gr38" draw:text-style-name="P13" draw:layer="layout" svg:width="1.35cm" svg:height="1.307cm" svg:x="17.793cm" svg:y="7.544cm">
          <draw:text-box>
            <text:p text:style-name="P2"><text:span text:style-name="T8">Reset</text:span></text:p>
            <text:p text:style-name="P2"><text:span text:style-name="T8">M1</text:span></text:p>
          </draw:text-box>
        </draw:frame>
        <draw:line draw:style-name="gr3" draw:text-style-name="P2" draw:layer="layout" svg:x1="14.939cm" svg:y1="8.839cm" svg:x2="15.488cm" svg:y2="8.839cm">
          <text:p/>
        </draw:line>
        <draw:line draw:style-name="gr3" draw:text-style-name="P2" draw:layer="layout" svg:x1="15.488cm" svg:y1="8.543cm" svg:x2="15.488cm" svg:y2="9.134cm">
          <text:p/>
        </draw:line>
        <draw:line draw:style-name="gr3" draw:text-style-name="P2" draw:layer="layout" svg:x1="15.717cm" svg:y1="8.543cm" svg:x2="15.717cm" svg:y2="9.134cm">
          <text:p/>
        </draw:line>
        <draw:line draw:style-name="gr3" draw:text-style-name="P2" draw:layer="layout" svg:x1="15.716cm" svg:y1="8.839cm" svg:x2="16.665cm" svg:y2="8.839cm">
          <text:p/>
        </draw:line>
        <draw:line draw:style-name="gr3" draw:text-style-name="P2" draw:layer="layout" svg:x1="16.665cm" svg:y1="8.543cm" svg:x2="16.665cm" svg:y2="9.134cm">
          <text:p/>
        </draw:line>
        <draw:line draw:style-name="gr3" draw:text-style-name="P2" draw:layer="layout" svg:x1="16.894cm" svg:y1="8.543cm" svg:x2="16.894cm" svg:y2="9.134cm">
          <text:p/>
        </draw:line>
        <draw:line draw:style-name="gr3" draw:text-style-name="P2" draw:layer="layout" svg:x1="16.895cm" svg:y1="8.839cm" svg:x2="17.945cm" svg:y2="8.839cm">
          <text:p/>
        </draw:line>
        <draw:ellipse draw:style-name="gr33" draw:text-style-name="P2" draw:layer="layout" svg:width="0.85cm" svg:height="0.9cm" svg:x="17.943cm" svg:y="8.393cm">
          <text:p/>
        </draw:ellipse>
        <draw:line draw:style-name="gr3" draw:text-style-name="P2" draw:layer="layout" svg:x1="18.816cm" svg:y1="8.839cm" svg:x2="19.516cm" svg:y2="8.839cm">
          <text:p/>
        </draw:line>
        <draw:rect draw:style-name="gr34" draw:text-style-name="P2" draw:layer="layout" svg:width="0.4cm" svg:height="1.25cm" svg:x="18.173cm" svg:y="8.293cm">
          <text:p/>
        </draw:rect>
        <draw:ellipse draw:style-name="gr33" draw:text-style-name="P2" draw:layer="layout" svg:width="0.85cm" svg:height="0.9cm" svg:x="17.944cm" svg:y="9.293cm">
          <text:p/>
        </draw:ellipse>
        <draw:line draw:style-name="gr3" draw:text-style-name="P2" draw:layer="layout" svg:x1="18.817cm" svg:y1="9.739cm" svg:x2="19.517cm" svg:y2="9.739cm">
          <text:p/>
        </draw:line>
        <draw:rect draw:style-name="gr34" draw:text-style-name="P2" draw:layer="layout" svg:width="0.4cm" svg:height="1.25cm" svg:x="18.174cm" svg:y="9.193cm">
          <text:p/>
        </draw:rect>
        <draw:line draw:style-name="gr3" draw:text-style-name="P2" draw:layer="layout" svg:x1="17.943cm" svg:y1="9.743cm" svg:x2="17.643cm" svg:y2="9.743cm">
          <text:p/>
        </draw:line>
        <draw:line draw:style-name="gr3" draw:text-style-name="P2" draw:layer="layout" svg:x1="17.643cm" svg:y1="8.823cm" svg:x2="17.643cm" svg:y2="9.743cm">
          <text:p/>
        </draw:line>
        <draw:rect draw:style-name="gr34" draw:text-style-name="P2" draw:layer="layout" svg:width="0.4cm" svg:height="1.25cm" svg:x="18.173cm" svg:y="10.094cm">
          <text:p/>
        </draw:rect>
        <draw:frame draw:style-name="gr35" draw:text-style-name="P11" draw:layer="layout" svg:width="0.938cm" svg:height="0.603cm" svg:x="15.155cm" svg:y="9.043cm">
          <draw:text-box>
            <text:p><text:span text:style-name="T7">M2</text:span></text:p>
          </draw:text-box>
        </draw:frame>
        <draw:frame draw:style-name="gr36" draw:text-style-name="P11" draw:layer="layout" svg:width="0.769cm" svg:height="0.603cm" svg:x="16.355cm" svg:y="9.044cm">
          <draw:text-box>
            <text:p><text:span text:style-name="T7">I3</text:span></text:p>
          </draw:text-box>
        </draw:frame>
        <draw:frame draw:style-name="gr37" draw:text-style-name="P12" draw:layer="layout" svg:width="0.98cm" svg:height="0.955cm" svg:x="17.993cm" svg:y="8.443cm">
          <draw:text-box>
            <text:p><text:span text:style-name="T8">Set</text:span></text:p>
            <text:p text:style-name="P2"><text:span text:style-name="T8">M3</text:span></text:p>
          </draw:text-box>
        </draw:frame>
        <draw:frame draw:style-name="gr38" draw:text-style-name="P13" draw:layer="layout" svg:width="1.35cm" svg:height="1.307cm" svg:x="17.793cm" svg:y="9.344cm">
          <draw:text-box>
            <text:p text:style-name="P2"><text:span text:style-name="T8">Reset</text:span></text:p>
            <text:p text:style-name="P2"><text:span text:style-name="T8">M2</text:span></text:p>
          </draw:text-box>
        </draw:frame>
        <draw:line draw:style-name="gr3" draw:text-style-name="P2" draw:layer="layout" svg:x1="14.939cm" svg:y1="10.639cm" svg:x2="15.488cm" svg:y2="10.639cm">
          <text:p/>
        </draw:line>
        <draw:line draw:style-name="gr3" draw:text-style-name="P2" draw:layer="layout" svg:x1="15.488cm" svg:y1="10.343cm" svg:x2="15.488cm" svg:y2="10.934cm">
          <text:p/>
        </draw:line>
        <draw:line draw:style-name="gr3" draw:text-style-name="P2" draw:layer="layout" svg:x1="15.717cm" svg:y1="10.343cm" svg:x2="15.717cm" svg:y2="10.934cm">
          <text:p/>
        </draw:line>
        <draw:line draw:style-name="gr3" draw:text-style-name="P2" draw:layer="layout" svg:x1="15.716cm" svg:y1="10.639cm" svg:x2="16.665cm" svg:y2="10.639cm">
          <text:p/>
        </draw:line>
        <draw:line draw:style-name="gr3" draw:text-style-name="P2" draw:layer="layout" svg:x1="16.665cm" svg:y1="10.343cm" svg:x2="16.665cm" svg:y2="10.934cm">
          <text:p/>
        </draw:line>
        <draw:line draw:style-name="gr3" draw:text-style-name="P2" draw:layer="layout" svg:x1="16.894cm" svg:y1="10.343cm" svg:x2="16.894cm" svg:y2="10.934cm">
          <text:p/>
        </draw:line>
        <draw:line draw:style-name="gr3" draw:text-style-name="P2" draw:layer="layout" svg:x1="16.895cm" svg:y1="10.639cm" svg:x2="17.945cm" svg:y2="10.639cm">
          <text:p/>
        </draw:line>
        <draw:ellipse draw:style-name="gr33" draw:text-style-name="P2" draw:layer="layout" svg:width="0.85cm" svg:height="0.9cm" svg:x="17.943cm" svg:y="10.193cm">
          <text:p/>
        </draw:ellipse>
        <draw:line draw:style-name="gr3" draw:text-style-name="P2" draw:layer="layout" svg:x1="18.816cm" svg:y1="10.639cm" svg:x2="19.516cm" svg:y2="10.639cm">
          <text:p/>
        </draw:line>
        <draw:rect draw:style-name="gr34" draw:text-style-name="P2" draw:layer="layout" svg:width="0.4cm" svg:height="1.25cm" svg:x="18.173cm" svg:y="10.093cm">
          <text:p/>
        </draw:rect>
        <draw:ellipse draw:style-name="gr33" draw:text-style-name="P2" draw:layer="layout" svg:width="0.85cm" svg:height="0.9cm" svg:x="17.944cm" svg:y="11.093cm">
          <text:p/>
        </draw:ellipse>
        <draw:line draw:style-name="gr3" draw:text-style-name="P2" draw:layer="layout" svg:x1="18.817cm" svg:y1="11.539cm" svg:x2="19.517cm" svg:y2="11.539cm">
          <text:p/>
        </draw:line>
        <draw:rect draw:style-name="gr34" draw:text-style-name="P2" draw:layer="layout" svg:width="0.4cm" svg:height="1.25cm" svg:x="18.174cm" svg:y="10.993cm">
          <text:p/>
        </draw:rect>
        <draw:line draw:style-name="gr3" draw:text-style-name="P2" draw:layer="layout" svg:x1="17.943cm" svg:y1="11.543cm" svg:x2="17.643cm" svg:y2="11.543cm">
          <text:p/>
        </draw:line>
        <draw:line draw:style-name="gr3" draw:text-style-name="P2" draw:layer="layout" svg:x1="17.643cm" svg:y1="10.623cm" svg:x2="17.643cm" svg:y2="11.543cm">
          <text:p/>
        </draw:line>
        <draw:frame draw:style-name="gr35" draw:text-style-name="P11" draw:layer="layout" svg:width="0.938cm" svg:height="0.603cm" svg:x="15.155cm" svg:y="10.843cm">
          <draw:text-box>
            <text:p><text:span text:style-name="T7">M3</text:span></text:p>
          </draw:text-box>
        </draw:frame>
        <draw:frame draw:style-name="gr36" draw:text-style-name="P11" draw:layer="layout" svg:width="0.769cm" svg:height="0.603cm" svg:x="16.355cm" svg:y="10.844cm">
          <draw:text-box>
            <text:p><text:span text:style-name="T7">t1</text:span></text:p>
          </draw:text-box>
        </draw:frame>
        <draw:frame draw:style-name="gr37" draw:text-style-name="P12" draw:layer="layout" svg:width="0.98cm" svg:height="0.955cm" svg:x="17.993cm" svg:y="10.243cm">
          <draw:text-box>
            <text:p><text:span text:style-name="T8">Set</text:span></text:p>
            <text:p text:style-name="P2"><text:span text:style-name="T8">M4</text:span></text:p>
          </draw:text-box>
        </draw:frame>
        <draw:frame draw:style-name="gr38" draw:text-style-name="P13" draw:layer="layout" svg:width="1.35cm" svg:height="1.307cm" svg:x="17.793cm" svg:y="11.144cm">
          <draw:text-box>
            <text:p text:style-name="P2"><text:span text:style-name="T8">Reset</text:span></text:p>
            <text:p text:style-name="P2"><text:span text:style-name="T8">M3</text:span></text:p>
          </draw:text-box>
        </draw:frame>
        <draw:line draw:style-name="gr3" draw:text-style-name="P2" draw:layer="layout" svg:x1="14.939cm" svg:y1="12.439cm" svg:x2="15.488cm" svg:y2="12.439cm">
          <text:p/>
        </draw:line>
        <draw:line draw:style-name="gr3" draw:text-style-name="P2" draw:layer="layout" svg:x1="15.488cm" svg:y1="12.143cm" svg:x2="15.488cm" svg:y2="12.734cm">
          <text:p/>
        </draw:line>
        <draw:line draw:style-name="gr3" draw:text-style-name="P2" draw:layer="layout" svg:x1="15.717cm" svg:y1="12.143cm" svg:x2="15.717cm" svg:y2="12.734cm">
          <text:p/>
        </draw:line>
        <draw:line draw:style-name="gr3" draw:text-style-name="P2" draw:layer="layout" svg:x1="15.716cm" svg:y1="12.439cm" svg:x2="16.665cm" svg:y2="12.439cm">
          <text:p/>
        </draw:line>
        <draw:line draw:style-name="gr3" draw:text-style-name="P2" draw:layer="layout" svg:x1="16.665cm" svg:y1="12.143cm" svg:x2="16.665cm" svg:y2="12.734cm">
          <text:p/>
        </draw:line>
        <draw:line draw:style-name="gr3" draw:text-style-name="P2" draw:layer="layout" svg:x1="16.894cm" svg:y1="12.143cm" svg:x2="16.894cm" svg:y2="12.734cm">
          <text:p/>
        </draw:line>
        <draw:line draw:style-name="gr3" draw:text-style-name="P2" draw:layer="layout" svg:x1="16.895cm" svg:y1="12.439cm" svg:x2="17.945cm" svg:y2="12.439cm">
          <text:p/>
        </draw:line>
        <draw:ellipse draw:style-name="gr33" draw:text-style-name="P2" draw:layer="layout" svg:width="0.85cm" svg:height="0.9cm" svg:x="17.943cm" svg:y="11.993cm">
          <text:p/>
        </draw:ellipse>
        <draw:line draw:style-name="gr3" draw:text-style-name="P2" draw:layer="layout" svg:x1="18.816cm" svg:y1="12.439cm" svg:x2="19.516cm" svg:y2="12.439cm">
          <text:p/>
        </draw:line>
        <draw:rect draw:style-name="gr34" draw:text-style-name="P2" draw:layer="layout" svg:width="0.4cm" svg:height="1.25cm" svg:x="18.173cm" svg:y="11.893cm">
          <text:p/>
        </draw:rect>
        <draw:ellipse draw:style-name="gr33" draw:text-style-name="P2" draw:layer="layout" svg:width="0.85cm" svg:height="0.9cm" svg:x="17.944cm" svg:y="12.893cm">
          <text:p/>
        </draw:ellipse>
        <draw:line draw:style-name="gr3" draw:text-style-name="P2" draw:layer="layout" svg:x1="18.817cm" svg:y1="13.339cm" svg:x2="19.517cm" svg:y2="13.339cm">
          <text:p/>
        </draw:line>
        <draw:rect draw:style-name="gr34" draw:text-style-name="P2" draw:layer="layout" svg:width="0.4cm" svg:height="1.25cm" svg:x="18.174cm" svg:y="12.793cm">
          <text:p/>
        </draw:rect>
        <draw:line draw:style-name="gr3" draw:text-style-name="P2" draw:layer="layout" svg:x1="17.943cm" svg:y1="13.343cm" svg:x2="17.643cm" svg:y2="13.343cm">
          <text:p/>
        </draw:line>
        <draw:line draw:style-name="gr3" draw:text-style-name="P2" draw:layer="layout" svg:x1="17.643cm" svg:y1="12.423cm" svg:x2="17.643cm" svg:y2="13.343cm">
          <text:p/>
        </draw:line>
        <draw:frame draw:style-name="gr35" draw:text-style-name="P11" draw:layer="layout" svg:width="0.938cm" svg:height="0.603cm" svg:x="15.155cm" svg:y="12.643cm">
          <draw:text-box>
            <text:p><text:span text:style-name="T7">M4</text:span></text:p>
          </draw:text-box>
        </draw:frame>
        <draw:frame draw:style-name="gr36" draw:text-style-name="P11" draw:layer="layout" svg:width="0.769cm" svg:height="0.603cm" svg:x="16.355cm" svg:y="12.644cm">
          <draw:text-box>
            <text:p><text:span text:style-name="T7">I5</text:span></text:p>
          </draw:text-box>
        </draw:frame>
        <draw:frame draw:style-name="gr37" draw:text-style-name="P12" draw:layer="layout" svg:width="0.98cm" svg:height="0.955cm" svg:x="17.993cm" svg:y="12.043cm">
          <draw:text-box>
            <text:p><text:span text:style-name="T8">Set</text:span></text:p>
            <text:p text:style-name="P2"><text:span text:style-name="T8">M5</text:span></text:p>
          </draw:text-box>
        </draw:frame>
        <draw:frame draw:style-name="gr38" draw:text-style-name="P13" draw:layer="layout" svg:width="1.35cm" svg:height="1.307cm" svg:x="17.793cm" svg:y="12.944cm">
          <draw:text-box>
            <text:p text:style-name="P2"><text:span text:style-name="T8">Reset</text:span></text:p>
            <text:p text:style-name="P2"><text:span text:style-name="T8">M4</text:span></text:p>
          </draw:text-box>
        </draw:frame>
        <draw:frame draw:style-name="gr39" draw:text-style-name="P14" draw:layer="layout" svg:width="2.14cm" svg:height="0.687cm" svg:x="16cm" svg:y="15.813cm">
          <draw:text-box>
            <text:p text:style-name="P1"><text:span text:style-name="T9">SALIDAS</text:span></text:p>
          </draw:text-box>
        </draw:frame>
        <draw:line draw:style-name="gr3" draw:text-style-name="P2" draw:layer="layout" svg:x1="14.94cm" svg:y1="17.039cm" svg:x2="15.489cm" svg:y2="17.039cm">
          <text:p/>
        </draw:line>
        <draw:line draw:style-name="gr3" draw:text-style-name="P2" draw:layer="layout" svg:x1="15.489cm" svg:y1="16.743cm" svg:x2="15.489cm" svg:y2="17.334cm">
          <text:p/>
        </draw:line>
        <draw:line draw:style-name="gr3" draw:text-style-name="P2" draw:layer="layout" svg:x1="15.718cm" svg:y1="16.743cm" svg:x2="15.718cm" svg:y2="17.334cm">
          <text:p/>
        </draw:line>
        <draw:line draw:style-name="gr3" draw:text-style-name="P2" draw:layer="layout" svg:x1="15.72cm" svg:y1="17.04cm" svg:x2="17.94cm" svg:y2="17.04cm">
          <text:p/>
        </draw:line>
        <draw:ellipse draw:style-name="gr33" draw:text-style-name="P2" draw:layer="layout" svg:width="0.85cm" svg:height="0.9cm" svg:x="17.944cm" svg:y="16.593cm">
          <text:p/>
        </draw:ellipse>
        <draw:line draw:style-name="gr3" draw:text-style-name="P2" draw:layer="layout" svg:x1="18.817cm" svg:y1="17.039cm" svg:x2="19.517cm" svg:y2="17.039cm">
          <text:p/>
        </draw:line>
        <draw:rect draw:style-name="gr34" draw:text-style-name="P2" draw:layer="layout" svg:width="0.4cm" svg:height="1.25cm" svg:x="18.173cm" svg:y="16.393cm">
          <text:p/>
        </draw:rect>
        <draw:frame draw:style-name="gr37" draw:text-style-name="P12" draw:layer="layout" svg:width="0.98cm" svg:height="0.955cm" svg:x="17.894cm" svg:y="16.744cm">
          <draw:text-box>
            <text:p><text:span text:style-name="T8">Q0</text:span></text:p>
          </draw:text-box>
        </draw:frame>
        <draw:frame draw:style-name="gr35" draw:text-style-name="P11" draw:layer="layout" svg:width="0.938cm" svg:height="0.603cm" svg:x="15.162cm" svg:y="17.297cm">
          <draw:text-box>
            <text:p><text:span text:style-name="T7">M1</text:span></text:p>
          </draw:text-box>
        </draw:frame>
        <draw:line draw:style-name="gr3" draw:text-style-name="P2" draw:layer="layout" svg:x1="14.941cm" svg:y1="18.24cm" svg:x2="15.49cm" svg:y2="18.24cm">
          <text:p/>
        </draw:line>
        <draw:line draw:style-name="gr3" draw:text-style-name="P2" draw:layer="layout" svg:x1="15.49cm" svg:y1="17.944cm" svg:x2="15.49cm" svg:y2="18.535cm">
          <text:p/>
        </draw:line>
        <draw:line draw:style-name="gr3" draw:text-style-name="P2" draw:layer="layout" svg:x1="15.719cm" svg:y1="17.944cm" svg:x2="15.719cm" svg:y2="18.535cm">
          <text:p/>
        </draw:line>
        <draw:line draw:style-name="gr3" draw:text-style-name="P2" draw:layer="layout" svg:x1="15.721cm" svg:y1="18.241cm" svg:x2="17.941cm" svg:y2="18.241cm">
          <text:p/>
        </draw:line>
        <draw:ellipse draw:style-name="gr33" draw:text-style-name="P2" draw:layer="layout" svg:width="0.85cm" svg:height="0.9cm" svg:x="17.945cm" svg:y="17.794cm">
          <text:p/>
        </draw:ellipse>
        <draw:line draw:style-name="gr3" draw:text-style-name="P2" draw:layer="layout" svg:x1="18.818cm" svg:y1="18.24cm" svg:x2="19.518cm" svg:y2="18.24cm">
          <text:p/>
        </draw:line>
        <draw:rect draw:style-name="gr34" draw:text-style-name="P2" draw:layer="layout" svg:width="0.4cm" svg:height="1.25cm" svg:x="18.174cm" svg:y="17.594cm">
          <text:p/>
        </draw:rect>
        <draw:frame draw:style-name="gr37" draw:text-style-name="P12" draw:layer="layout" svg:width="0.98cm" svg:height="0.955cm" svg:x="17.895cm" svg:y="17.945cm">
          <draw:text-box>
            <text:p><text:span text:style-name="T8">Q1</text:span></text:p>
          </draw:text-box>
        </draw:frame>
        <draw:frame draw:style-name="gr35" draw:text-style-name="P11" draw:layer="layout" svg:width="0.938cm" svg:height="0.603cm" svg:x="15.163cm" svg:y="18.498cm">
          <draw:text-box>
            <text:p><text:span text:style-name="T7">M1</text:span></text:p>
          </draw:text-box>
        </draw:frame>
        <draw:line draw:style-name="gr3" draw:text-style-name="P2" draw:layer="layout" svg:x1="14.941cm" svg:y1="19.341cm" svg:x2="15.49cm" svg:y2="19.341cm">
          <text:p/>
        </draw:line>
        <draw:line draw:style-name="gr3" draw:text-style-name="P2" draw:layer="layout" svg:x1="15.49cm" svg:y1="19.045cm" svg:x2="15.49cm" svg:y2="19.636cm">
          <text:p/>
        </draw:line>
        <draw:line draw:style-name="gr3" draw:text-style-name="P2" draw:layer="layout" svg:x1="15.719cm" svg:y1="19.045cm" svg:x2="15.719cm" svg:y2="19.636cm">
          <text:p/>
        </draw:line>
        <draw:frame draw:style-name="gr35" draw:text-style-name="P11" draw:layer="layout" svg:width="0.938cm" svg:height="0.603cm" svg:x="15.163cm" svg:y="19.599cm">
          <draw:text-box>
            <text:p><text:span text:style-name="T7">M2</text:span></text:p>
          </draw:text-box>
        </draw:frame>
        <draw:line draw:style-name="gr3" draw:text-style-name="P2" draw:layer="layout" svg:x1="15.742cm" svg:y1="19.341cm" svg:x2="16.291cm" svg:y2="19.341cm">
          <text:p/>
        </draw:line>
        <draw:line draw:style-name="gr3" draw:text-style-name="P2" draw:layer="layout" svg:x1="16.27cm" svg:y1="19.35cm" svg:x2="16.27cm" svg:y2="18.25cm">
          <text:p/>
        </draw:line>
        <draw:line draw:style-name="gr3" draw:text-style-name="P2" draw:layer="layout" svg:x1="14.941cm" svg:y1="20.44cm" svg:x2="15.49cm" svg:y2="20.44cm">
          <text:p/>
        </draw:line>
        <draw:line draw:style-name="gr3" draw:text-style-name="P2" draw:layer="layout" svg:x1="15.49cm" svg:y1="20.144cm" svg:x2="15.49cm" svg:y2="20.735cm">
          <text:p/>
        </draw:line>
        <draw:line draw:style-name="gr3" draw:text-style-name="P2" draw:layer="layout" svg:x1="15.719cm" svg:y1="20.144cm" svg:x2="15.719cm" svg:y2="20.735cm">
          <text:p/>
        </draw:line>
        <draw:line draw:style-name="gr3" draw:text-style-name="P2" draw:layer="layout" svg:x1="15.721cm" svg:y1="20.441cm" svg:x2="17.941cm" svg:y2="20.441cm">
          <text:p/>
        </draw:line>
        <draw:ellipse draw:style-name="gr33" draw:text-style-name="P2" draw:layer="layout" svg:width="0.85cm" svg:height="0.9cm" svg:x="17.945cm" svg:y="19.994cm">
          <text:p/>
        </draw:ellipse>
        <draw:line draw:style-name="gr3" draw:text-style-name="P2" draw:layer="layout" svg:x1="18.818cm" svg:y1="20.44cm" svg:x2="19.518cm" svg:y2="20.44cm">
          <text:p/>
        </draw:line>
        <draw:rect draw:style-name="gr34" draw:text-style-name="P2" draw:layer="layout" svg:width="0.4cm" svg:height="1.25cm" svg:x="18.174cm" svg:y="19.794cm">
          <text:p/>
        </draw:rect>
        <draw:frame draw:style-name="gr37" draw:text-style-name="P12" draw:layer="layout" svg:width="0.98cm" svg:height="0.955cm" svg:x="17.895cm" svg:y="20.145cm">
          <draw:text-box>
            <text:p><text:span text:style-name="T8">Q2</text:span></text:p>
          </draw:text-box>
        </draw:frame>
        <draw:frame draw:style-name="gr35" draw:text-style-name="P11" draw:layer="layout" svg:width="0.938cm" svg:height="0.603cm" svg:x="15.163cm" svg:y="20.698cm">
          <draw:text-box>
            <text:p><text:span text:style-name="T7">M4</text:span></text:p>
          </draw:text-box>
        </draw:frame>
        <draw:rect draw:style-name="gr40" draw:text-style-name="P10" draw:layer="layout" svg:width="1.169cm" svg:height="0.939cm" svg:x="3.185cm" svg:y="11.81cm">
          <text:p text:style-name="P6"><text:span text:style-name="T6">Estado</text:span></text:p>
          <text:p text:style-name="P6"><text:span text:style-name="T6">C</text:span></text:p>
        </draw:rect>
        <draw:g>
          <draw:line draw:style-name="gr41" draw:text-style-name="P5" draw:layer="layout" svg:x1="4.398cm" svg:y1="12.327cm" svg:x2="4.776cm" svg:y2="12.327cm">
            <text:p/>
          </draw:line>
        </draw:g>
        <draw:rect draw:style-name="gr42" draw:text-style-name="P10" draw:layer="layout" svg:width="1.255cm" svg:height="0.948cm" svg:x="4.803cm" svg:y="11.857cm">
          <text:p text:style-name="P6"><text:span text:style-name="T6">B</text:span></text:p>
        </draw:rect>
        <draw:g>
          <draw:glue-point draw:id="4" svg:x="-2.666cm" svg:y="5.002cm"/>
          <draw:g>
            <draw:glue-point draw:id="4" svg:x="0cm" svg:y="5.002cm"/>
            <draw:line draw:style-name="gr43" draw:text-style-name="P5" draw:layer="layout" svg:x1="9.497cm" svg:y1="5.492cm" svg:x2="9.497cm" svg:y2="6.242cm">
              <text:p/>
            </draw:line>
            <draw:line draw:style-name="gr44" draw:text-style-name="P5" draw:layer="layout" svg:x1="9.278cm" svg:y1="5.866cm" svg:x2="9.717cm" svg:y2="5.866cm">
              <text:p/>
            </draw:line>
            <draw:g>
              <draw:rect draw:style-name="gr45" draw:text-style-name="P5" draw:layer="layout" svg:width="0.878cm" svg:height="0.75cm" svg:x="9.059cm" svg:y="4.743cm">
                <text:p/>
              </draw:rect>
              <draw:rect draw:style-name="gr46" draw:text-style-name="P7" draw:layer="layout" svg:width="0.706cm" svg:height="0.623cm" svg:x="9.145cm" svg:y="4.807cm">
                <text:p text:style-name="P6"><text:span text:style-name="T4">M0</text:span></text:p>
              </draw:rect>
            </draw:g>
          </draw:g>
          <draw:frame draw:style-name="gr47" draw:text-style-name="P9" draw:layer="layout" svg:width="1.319cm" svg:height="0.64cm" svg:x="9.718cm" svg:y="5.623cm">
            <draw:text-box>
              <text:p text:style-name="P8"><text:span text:style-name="T5">I0</text:span></text:p>
            </draw:text-box>
          </draw:frame>
        </draw:g>
        <draw:rect draw:style-name="gr48" draw:text-style-name="P10" draw:layer="layout" svg:width="1.169cm" svg:height="0.938cm" svg:x="8.893cm" svg:y="6.224cm">
          <text:p text:style-name="P6"><text:span text:style-name="T6">M1</text:span></text:p>
        </draw:rect>
        <draw:g>
          <draw:line draw:style-name="gr49" draw:text-style-name="P5" draw:layer="layout" svg:x1="9.46cm" svg:y1="7.162cm" svg:x2="9.46cm" svg:y2="8.1cm">
            <text:p/>
          </draw:line>
          <draw:line draw:style-name="gr50" draw:text-style-name="P5" draw:layer="layout" svg:x1="9.244cm" svg:y1="7.631cm" svg:x2="9.677cm" svg:y2="7.631cm">
            <text:p/>
          </draw:line>
          <draw:frame draw:style-name="gr51" draw:text-style-name="P9" draw:layer="layout" svg:width="1.209cm" svg:height="0.64cm" svg:x="9.677cm" svg:y="7.311cm">
            <draw:text-box>
              <text:p text:style-name="P8"><text:span text:style-name="T5">I1</text:span></text:p>
            </draw:text-box>
          </draw:frame>
        </draw:g>
        <draw:g>
          <draw:line draw:style-name="gr52" draw:text-style-name="P5" draw:layer="layout" svg:x1="10.106cm" svg:y1="6.74cm" svg:x2="10.484cm" svg:y2="6.74cm">
            <text:p/>
          </draw:line>
          <draw:g>
            <draw:rect draw:style-name="gr53" draw:text-style-name="P10" draw:layer="layout" svg:width="1.135cm" svg:height="0.939cm" svg:x="11.808cm" svg:y="6.28cm">
              <text:p text:style-name="P6"><text:span text:style-name="T6">Q1</text:span></text:p>
            </draw:rect>
            <draw:rect draw:style-name="gr54" draw:text-style-name="P10" draw:layer="layout" svg:width="1.315cm" svg:height="0.938cm" svg:x="10.493cm" svg:y="6.271cm">
              <text:p text:style-name="P6"><text:span text:style-name="T6">Q0</text:span></text:p>
            </draw:rect>
          </draw:g>
        </draw:g>
        <draw:rect draw:style-name="gr55" draw:text-style-name="P10" draw:layer="layout" svg:width="1.169cm" svg:height="0.939cm" svg:x="8.893cm" svg:y="8.118cm">
          <text:p text:style-name="P6"><text:span text:style-name="T6">M2</text:span></text:p>
        </draw:rect>
        <draw:g>
          <draw:line draw:style-name="gr56" draw:text-style-name="P5" draw:layer="layout" svg:x1="9.46cm" svg:y1="9.057cm" svg:x2="9.46cm" svg:y2="9.995cm">
            <text:p/>
          </draw:line>
          <draw:line draw:style-name="gr57" draw:text-style-name="P5" draw:layer="layout" svg:x1="9.244cm" svg:y1="9.526cm" svg:x2="9.677cm" svg:y2="9.526cm">
            <text:p/>
          </draw:line>
          <draw:frame draw:style-name="gr58" draw:text-style-name="P9" draw:layer="layout" svg:width="1.209cm" svg:height="0.64cm" svg:x="9.677cm" svg:y="9.205cm">
            <draw:text-box>
              <text:p text:style-name="P8"><text:span text:style-name="T5">I2</text:span></text:p>
            </draw:text-box>
          </draw:frame>
        </draw:g>
        <draw:g>
          <draw:line draw:style-name="gr59" draw:text-style-name="P5" draw:layer="layout" svg:x1="10.106cm" svg:y1="8.635cm" svg:x2="10.484cm" svg:y2="8.635cm">
            <text:p/>
          </draw:line>
        </draw:g>
        <draw:rect draw:style-name="gr60" draw:text-style-name="P10" draw:layer="layout" svg:width="1.255cm" svg:height="0.948cm" svg:x="10.511cm" svg:y="8.165cm">
          <text:p text:style-name="P6"><text:span text:style-name="T6">Q1</text:span></text:p>
        </draw:rect>
        <draw:rect draw:style-name="gr61" draw:text-style-name="P10" draw:layer="layout" svg:width="1.169cm" svg:height="0.938cm" svg:x="8.893cm" svg:y="9.972cm">
          <text:p text:style-name="P6"><text:span text:style-name="T6">M3</text:span></text:p>
        </draw:rect>
        <draw:g>
          <draw:line draw:style-name="gr62" draw:text-style-name="P5" draw:layer="layout" svg:x1="9.46cm" svg:y1="10.91cm" svg:x2="9.46cm" svg:y2="11.848cm">
            <text:p/>
          </draw:line>
          <draw:line draw:style-name="gr63" draw:text-style-name="P5" draw:layer="layout" svg:x1="9.244cm" svg:y1="11.379cm" svg:x2="9.677cm" svg:y2="11.379cm">
            <text:p/>
          </draw:line>
          <draw:frame draw:style-name="gr64" draw:text-style-name="P9" draw:layer="layout" svg:width="1.209cm" svg:height="0.64cm" svg:x="9.677cm" svg:y="11.058cm">
            <draw:text-box>
              <text:p text:style-name="P8"><text:span text:style-name="T5">I3</text:span></text:p>
            </draw:text-box>
          </draw:frame>
        </draw:g>
        <draw:g>
          <draw:line draw:style-name="gr65" draw:text-style-name="P5" draw:layer="layout" svg:x1="9.49cm" svg:y1="12.75cm" svg:x2="9.49cm" svg:y2="13.75cm">
            <text:p/>
          </draw:line>
          <draw:line draw:style-name="gr66" draw:text-style-name="P5" draw:layer="layout" svg:x1="9.24cm" svg:y1="13.25cm" svg:x2="9.74cm" svg:y2="13.25cm">
            <text:p/>
          </draw:line>
          <draw:frame draw:style-name="gr67" draw:text-style-name="P9" draw:layer="layout" svg:width="1.395cm" svg:height="0.64cm" svg:x="9.74cm" svg:y="12.908cm">
            <draw:text-box>
              <text:p text:style-name="P8"><text:span text:style-name="T5">I4</text:span></text:p>
            </draw:text-box>
          </draw:frame>
        </draw:g>
        <draw:line draw:style-name="gr3" draw:text-style-name="P2" draw:layer="layout" svg:x1="9.493cm" svg:y1="13.793cm" svg:x2="8.343cm" svg:y2="13.793cm">
          <text:p/>
        </draw:line>
        <draw:line draw:style-name="gr3" draw:text-style-name="P2" draw:layer="layout" svg:x1="8.343cm" svg:y1="13.773cm" svg:x2="8.343cm" svg:y2="3.993cm">
          <text:p/>
        </draw:line>
        <draw:line draw:style-name="gr3" draw:text-style-name="P2" draw:layer="layout" svg:x1="8.343cm" svg:y1="3.993cm" svg:x2="9.493cm" svg:y2="3.993cm">
          <text:p/>
        </draw:line>
        <draw:line draw:style-name="gr3" draw:text-style-name="P2" draw:layer="layout" svg:x1="9.443cm" svg:y1="3.993cm" svg:x2="9.443cm" svg:y2="4.743cm">
          <text:p/>
        </draw:line>
        <draw:rect draw:style-name="gr68" draw:text-style-name="P10" draw:layer="layout" svg:width="1.169cm" svg:height="0.939cm" svg:x="8.885cm" svg:y="11.81cm">
          <text:p text:style-name="P6"><text:span text:style-name="T6">M4</text:span></text:p>
        </draw:rect>
        <draw:g>
          <draw:line draw:style-name="gr69" draw:text-style-name="P5" draw:layer="layout" svg:x1="10.098cm" svg:y1="12.327cm" svg:x2="10.476cm" svg:y2="12.327cm">
            <text:p/>
          </draw:line>
        </draw:g>
        <draw:rect draw:style-name="gr70" draw:text-style-name="P10" draw:layer="layout" svg:width="1.255cm" svg:height="0.948cm" svg:x="10.503cm" svg:y="11.857cm">
          <text:p text:style-name="P6"><text:span text:style-name="T6">Q2</text:span></text:p>
        </draw:rect>
        <draw:frame draw:style-name="gr39" draw:text-style-name="P15" draw:layer="layout" svg:width="3.817cm" svg:height="1.199cm" svg:x="15.433cm" svg:y="3cm">
          <draw:text-box>
            <text:p text:style-name="P15"><text:span text:style-name="T3">CONDICIONES</text:span></text:p>
            <text:p text:style-name="P15"><text:span text:style-name="T3">DE TRANSI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David Gonzalez Salvá</meta:initial-creator>
    <meta:creation-date>2014-12-15T23:08:24.42</meta:creation-date>
    <dc:date>2014-12-15T23:29:04.63</dc:date>
    <dc:creator>Luis David Gonzalez Salvá</dc:creator>
    <meta:editing-duration>PT20M39S</meta:editing-duration>
    <meta:editing-cycles>4</meta:editing-cycles>
    <meta:generator>OpenOffice/4.1.1$Win32 OpenOffice.org_project/411m6$Build-9775</meta:generator>
    <meta:document-statistic meta:object-count="230"/>
  </office:meta>
</office:document-meta>
</file>